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448" calcext:value-type="float">
            <text:p>142.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8864" calcext:value-type="float">
            <text:p>142.5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7176" calcext:value-type="float">
            <text:p>141.9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708" calcext:value-type="float">
            <text:p>140.4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9088" calcext:value-type="float">
            <text:p>139.7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736" calcext:value-type="float">
            <text:p>138.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8008" calcext:value-type="float">
            <text:p>138.7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784" calcext:value-type="float">
            <text:p>138.0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3616" calcext:value-type="float">
            <text:p>132.5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Oklahoma Lane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